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nsagem do Professor de Boas Vindas!!</text:h>
      <text:p text:style-name="Text_20_body">Posted Jul 30, 2019 10:21</text:p>
      <text:p text:style-name="Text_20_body">Olá ABRANTES!! Salve, salve, seja bem vindo!!</text:p>
      <text:p text:style-name="Text_20_body">Você sabia que a Física surgiu na antiguidade da inquietação e da necessidade do homem em conhecer o mundo que o cerca. Assim, podemos afirmar que a Física se desenvolveu com o propósito de explicar os fenômenos da natureza, desde os mais comuns até os mais complexos, servindo como base para todas as outras ciências e para a tecnologia.</text:p>
      <text:p text:style-name="Text_20_body">No mundo contemporâneo, a interpretação dos fenômenos físicos estimula o desenvolvimento de tecnologias, que proporcionam melhoria de vida à sociedade. Portanto, é bem natural que a Física, dentre as suas variantes, esteja diretamente relacionada ao nosso cotidiano.</text:p>
      <text:p text:style-name="Text_20_body">Hoje, o mercado, cada vez mais competitivo, demanda profissionais que possuem conhecimentos multi e interdisciplinares, detendo inclusive competências e habilidades adquiridas desde a etapa básica de formação.</text:p>
      <text:p text:style-name="Text_20_body">Por que estudar Física ??</text:p>
      <text:p text:style-name="Text_20_body"><text:a xlink:type="simple" xlink:href="http://domtotal.com/noticia/1209359/2017/11/a-fisica-e-a-engenharia/" office:target-frame-name="_blank" xlink:show="new" text:style-name="Internet_20_link" text:visited-style-name="Visited_20_Internet_20_Link">http://domtotal.com/noticia/1209359/2017/11/a-fisica-e-a-engenharia/</text:a></text:p>
      <text:p text:style-name="Text_20_body"><text:a xlink:type="simple" xlink:href="https://educador.brasilescola.uol.com.br/estrategias-ensino/fisica-tecnologia.htm" office:target-frame-name="_blank" xlink:show="new" text:style-name="Internet_20_link" text:visited-style-name="Visited_20_Internet_20_Link">https://educador.brasilescola.uol.com.br/estrategias-ensino/fisica-tecnologia.htm</text:a></text:p>
      <text:p text:style-name="Text_20_body"><text:a xlink:type="simple" xlink:href="https://mundoeducacao.bol.uol.com.br/fisica/a-contribuicao-fisica-para-desenvolvimento-novos-conhecimentos-tecnologias.htm" office:target-frame-name="_blank" xlink:show="new" text:style-name="Internet_20_link" text:visited-style-name="Visited_20_Internet_20_Link">https://mundoeducacao.bol.uol.com.br/fisica/a-contribuicao-fisica-para-desenvolvimento-novos-conhecimentos-tecnologias.htm</text:a></text:p>
      <text:p text:style-name="Text_20_body"><text:span text:style-name="Strong_20_Emphasis">Caros alunos, motivados por estas questões anteriores, venho saudar-lhes e desejar um bom retorno às aulas a todos!! Sejam bem vindos novamente!</text:span></text:p>
      <text:p text:style-name="Text_20_body"><text:span text:style-name="Strong_20_Emphasis">A nossa disciplina Física III (4MC/5PC/4QC/5AC/4HC/4CC) tem uma carga horária de 80 h com 4 h semanais.</text:span></text:p>
      <text:p text:style-name="Text_20_body"><text:span text:style-name="Strong_20_Emphasis">Nossas aulas neste semestre ocorrerão no turno noturno nas Terças-feiras e Quintas-feiras das 20:30-22:00 hs, na sala 114.</text:span></text:p>
      <text:p text:style-name="Text_20_body"><text:span text:style-name="Strong_20_Emphasis">A matéria será contemplada com estudo de teoria e exercícios voltados à compreensão de fenômenos físicos e solução de problemas em física básica relacionados aos temas Eletrostática, Eletrodinâmica e Eletromagnetismo. </text:span></text:p>
      <text:p text:style-name="Text_20_body"><text:span text:style-name="Strong_20_Emphasis">Tenham a certeza de que será um ótimo período letivo de muitos estudos, conquistas e realizações mútuas !!</text:span></text:p>
      <text:p text:style-name="Text_20_body"><text:span text:style-name="Strong_20_Emphasis">Contamos com o comprometimento de todos. Contem comigo e estarei à disposição para que possamos atingir os objetivos necessários da disciplina ! Será uma satisfação !! Estimo sucesso a todos!!</text:span></text:p>
      <text:p text:style-name="Text_20_body"><text:span text:style-name="Strong_20_Emphasis">Professor Victor Miranda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07:44:33.237765142</meta:creation-date>
    <dc:date>2019-08-10T07:45:18.398178940</dc:date>
    <meta:editing-duration>PT46S</meta:editing-duration>
    <meta:editing-cycles>1</meta:editing-cycles>
    <meta:document-statistic meta:table-count="0" meta:image-count="0" meta:object-count="0" meta:page-count="1" meta:paragraph-count="17" meta:word-count="287" meta:character-count="2127" meta:non-whitespace-character-count="1856"/>
    <meta:generator>LibreOffice/6.0.7.3$Linux_X86_64 LibreOffice_project/00m0$Build-3</meta:generator>
  </office:meta>
</office:document-meta>
</file>